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4" style:family="paragraph" style:parent-style-name="Heading_20_1" style:list-style-name="WWNum2"/>
    <style:style style:name="P25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2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Desarrollo Web en Entorno Cliente</text:span><text:span text:style-name="T2"><text:line-break/></text:span><text:span text:style-name="T3">UD 15. Ampliando Vue 2. Quasar, Firebase (Cloud Firestore) y Nuxt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ctualizado Enero 2021</text:span></text:p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25"><text:soft-page-break/></text:p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0"><text:span text:style-name="T20">2. </text:span><text:a xlink:type="simple" xlink:href="#_lxr2sepbpv5e" text:style-name="Index_20_Link" text:visited-style-name="Index_20_Link"><text:span text:style-name="T15">Actividad 2</text:span></text:a><text:span text:style-name="T15"><text:tab/>3</text:span></text:p>
          <text:p text:style-name="P20"><text:span text:style-name="T20">3. </text:span><text:a xlink:type="simple" xlink:href="#_pzgnhnjde3eb" text:style-name="Index_20_Link" text:visited-style-name="Index_20_Link"><text:span text:style-name="T15">Actividad 3</text:span></text:a><text:span text:style-name="T15"><text:tab/>3</text:span></text:p>
          <text:p text:style-name="P20"><text:span text:style-name="T20">4. </text:span><text:a xlink:type="simple" xlink:href="#_rob7v3nrjlpq" text:style-name="Index_20_Link" text:visited-style-name="Index_20_Link"><text:span text:style-name="T15">Actividad 4</text:span></text:a><text:span text:style-name="T15"><text:tab/>3</text:span></text:p>
          <text:p text:style-name="P21"><text:span text:style-name="T20">5. </text:span><text:a xlink:type="simple" xlink:href="#_38awkmbxrd5h" text:style-name="Index_20_Link" text:visited-style-name="Index_20_Link"><text:span text:style-name="T15">Autores (en orden alfabético)</text:span></text:a><text:span text:style-name="T15"><text:tab/>4</text:span></text:p>
        </text:index-body>
      </text:table-of-content>
      <text:p text:style-name="P18"><text:span text:style-name="T21">UD</text:span><text:span text:style-name="T22">15</text:span><text:span text:style-name="T23">. A</text:span><text:span text:style-name="T22">mpliando Vue 2. Quasar, Firebase (Cloud Firestore) y Nuxt - Actividades 01</text:span></text:p>
      <text:list xml:id="list1193413042" text:style-name="WWNum2">
        <text:list-item>
          <text:p text:style-name="P24"><text:bookmark text:name="_4owcmsjlyn6b"/>Actividad 1</text:p>
        </text:list-item>
      </text:list>
      <text:p text:style-name="Standard">Comprende y modifica los ejemplos proporcionados en esta unidad didáctica.</text:p>
      <text:list xml:id="list44003692585276" text:continue-numbering="true" text:style-name="WWNum2">
        <text:list-item>
          <text:p text:style-name="P24"><text:bookmark text:name="_uguby4fd98j8"/>Actividad 2</text:p>
        </text:list-item>
      </text:list>
      <text:p text:style-name="Standard">Utiliza Quasar para generar ejecutables en Cordova y Electron de alguno de los ejemplos presentados en la UD 14.</text:p>
      <text:list xml:id="list44005232458937" text:continue-numbering="true" text:style-name="WWNum2">
        <text:list-item>
          <text:p text:style-name="P24"><text:bookmark text:name="_she4ztjndhqp"/>Actividad 3 (Ampliación, fuera de temario)</text:p>
        </text:list-item>
      </text:list>
      <text:p text:style-name="Standard">Pon en marcha en tu cuenta de Firebase con la utilidad Cloud Firestore el ejemplo presentado en esta unidad didáctica.</text:p>
      <text:list xml:id="list44005405730778" text:continue-numbering="true" text:style-name="WWNum2">
        <text:list-item>
          <text:p text:style-name="P24"><text:bookmark text:name="_o428yhhxowrr"/>Actividad 4 (Ampliación, fuera de temario)</text:p>
        </text:list-item>
      </text:list>
      <text:p text:style-name="Standard">Toma de la UD15 el ejemplo “<text:span text:style-name="T27">Ejemplo07-simulacion-chat-dos-usuarios</text:span>” y modifica el chat con el fin de que se guarde en Firebase <text:s/>con Cloud Firestore y sea permanente.</text:p>
      <text:list xml:id="list44005639877738" text:continue-numbering="true" text:style-name="WWNum2">
        <text:list-item>
          <text:p text:style-name="P24"><text:bookmark text:name="_38awkmbxrd5h"/>Autores (en orden alfabético)</text:p>
        </text:list-item>
      </text:list>
      <text:p text:style-name="P22">A continuación ofrecemos en orden alfabético el listado de autores que han hecho aportaciones a este documento:</text:p>
      <text:list xml:id="list445459508" text:style-name="WWNum1">
        <text:list-item>
          <text:p text:style-name="P23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/text:span><text:span text:style-name="MT2"> <text:s text:c="24"/></text:span><text:span text:style-name="MT1">UD1</text:span><text:span text:style-name="MT2">5</text:span><text:span text:style-name="MT1">.Ampliando Vue 2. Quasar, Firebase (Cloud Firestore) y Nuxt</text:span><text:span text:style-name="MT2"> </text:span><text:span text:style-name="MT1">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5 - Página</text:span><text:span text:style-name="MT1">.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0" meta:word-count="271" meta:character-count="1693" meta:non-whitespace-character-count="1428"/>
    <meta:generator>LibreOfficeDev/6.0.5.2$Linux_X86_64 LibreOffice_project/</meta:generator>
  </office:meta>
</office:document-meta>
</file>